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1f04" officeooo:paragraph-rsid="00101f04"/>
    </style:style>
    <style:style style:name="P2" style:family="paragraph" style:parent-style-name="Standard" style:list-style-name="L1">
      <style:text-properties officeooo:rsid="00101f04" officeooo:paragraph-rsid="00101f04"/>
    </style:style>
    <style:style style:name="P3" style:family="paragraph" style:parent-style-name="Standard">
      <style:text-properties officeooo:rsid="00101f04" officeooo:paragraph-rsid="00101f04"/>
    </style:style>
    <style:style style:name="P4" style:family="paragraph" style:parent-style-name="Standard" style:list-style-name="L2">
      <style:text-properties officeooo:rsid="00101f04" officeooo:paragraph-rsid="00101f04"/>
    </style:style>
    <style:style style:name="P5" style:family="paragraph" style:parent-style-name="Standard" style:list-style-name="L1">
      <style:text-properties officeooo:rsid="0011bc93" officeooo:paragraph-rsid="0011bc93"/>
    </style:style>
    <style:style style:name="P6" style:family="paragraph" style:parent-style-name="Standard" style:list-style-name="L1">
      <style:text-properties officeooo:rsid="001332c0" officeooo:paragraph-rsid="001332c0"/>
    </style:style>
    <style:style style:name="P7" style:family="paragraph" style:parent-style-name="Standard" style:list-style-name="L1">
      <style:text-properties fo:font-weight="bold" officeooo:rsid="0011d673" officeooo:paragraph-rsid="0011d673" style:font-weight-asian="bold" style:font-weight-complex="bold"/>
    </style:style>
    <style:style style:name="P8" style:family="paragraph" style:parent-style-name="Standard" style:list-style-name="L1">
      <style:text-properties fo:font-weight="bold" officeooo:rsid="001332c0" officeooo:paragraph-rsid="001332c0" style:font-weight-asian="bold" style:font-weight-complex="bold"/>
    </style:style>
    <style:style style:name="P9" style:family="paragraph" style:parent-style-name="Standard" style:list-style-name="L2">
      <style:text-properties officeooo:rsid="00153206" officeooo:paragraph-rsid="00153206"/>
    </style:style>
    <style:style style:name="P10" style:family="paragraph" style:parent-style-name="Standard" style:list-style-name="L2">
      <style:text-properties officeooo:rsid="001639c0" officeooo:paragraph-rsid="001639c0"/>
    </style:style>
    <style:style style:name="P11" style:family="paragraph" style:parent-style-name="Standard">
      <style:text-properties officeooo:rsid="001639c0" officeooo:paragraph-rsid="001639c0"/>
    </style:style>
    <style:style style:name="P12" style:family="paragraph" style:parent-style-name="Standard" style:list-style-name="L1">
      <style:text-properties officeooo:rsid="001639c0" officeooo:paragraph-rsid="001639c0"/>
    </style:style>
    <style:style style:name="P13" style:family="paragraph" style:parent-style-name="Standard" style:list-style-name="L3">
      <style:text-properties officeooo:paragraph-rsid="001639c0"/>
    </style:style>
    <style:style style:name="P14" style:family="paragraph" style:parent-style-name="Standard" style:list-style-name="L3">
      <style:text-properties officeooo:rsid="00188b0b" officeooo:paragraph-rsid="00188b0b"/>
    </style:style>
    <style:style style:name="P15" style:family="paragraph" style:parent-style-name="Standard" style:list-style-name="L3">
      <style:text-properties officeooo:rsid="0018d652" officeooo:paragraph-rsid="0018d652"/>
    </style:style>
    <style:style style:name="P16" style:family="paragraph" style:parent-style-name="Standard" style:list-style-name="L3">
      <style:text-properties officeooo:rsid="001a367d" officeooo:paragraph-rsid="001a367d"/>
    </style:style>
    <style:style style:name="P17" style:family="paragraph" style:parent-style-name="Standard" style:list-style-name="L3">
      <style:text-properties officeooo:rsid="001b95b5" officeooo:paragraph-rsid="001b95b5"/>
    </style:style>
    <style:style style:name="P18" style:family="paragraph" style:parent-style-name="Standard" style:list-style-name="L3">
      <style:text-properties officeooo:rsid="001de040" officeooo:paragraph-rsid="001de040"/>
    </style:style>
    <style:style style:name="P19" style:family="paragraph" style:parent-style-name="Standard" style:list-style-name="L3">
      <style:text-properties officeooo:rsid="001f8107" officeooo:paragraph-rsid="001f8107"/>
    </style:style>
    <style:style style:name="T1" style:family="text">
      <style:text-properties officeooo:rsid="0013e84e"/>
    </style:style>
    <style:style style:name="T2" style:family="text">
      <style:text-properties officeooo:rsid="00144dde"/>
    </style:style>
    <style:style style:name="T3" style:family="text">
      <style:text-properties officeooo:rsid="00168e4c"/>
    </style:style>
    <style:style style:name="T4" style:family="text">
      <style:text-properties officeooo:rsid="00188b0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agen Lagis historisches Lexikon:</text:p>
      <text:p text:style-name="P1"/>
      <text:list xml:id="list1948084091" text:style-name="L1">
        <text:list-item>
          <text:p text:style-name="P2"><text:span text:style-name="Strong_20_Emphasis">Was war die grundlegende Zielsetzung des HOL bei der Erstkonzeption?</text:span><text:line-break/>→ Wissenschaftliches Nachschlagewerk? Vollständiges Verzeichnis? Forschungsbasis? </text:p>
        </text:list-item>
        <text:list-item>
          <text:p text:style-name="P2"><text:span text:style-name="Strong_20_Emphasis">Welche Kriterien entscheiden, ob ein Ort als eigener Eintrag angelegt wird?</text:span><text:line-break/>– ab wann ist ein Hof ein „Ort“?<text:line-break/>– wie geht man mit Flurnamen um?<text:line-break/>– Schwellenwert für Wüstungen? </text:p>
          <text:list>
            <text:list-item>
              <text:p text:style-name="P12">Im Verzeichnis 1961 </text:p>
            </text:list-item>
          </text:list>
        </text:list-item>
        <text:list-item>
          <text:p text:style-name="P2"><text:span text:style-name="Strong_20_Emphasis">Warum wurde die Struktur der Ortsartikel so gewählt (Ersterwähnung, Lage, Namensformen usw.)?</text:span><text:line-break/>→ was ist unverzichtbar, was ist optional? </text:p>
        </text:list-item>
        <text:list-item>
          <text:p text:style-name="P2">Wie wurde der geografische Umfang (Nord-/Mittel-/Ost-/Südhessen) exakt festgelegt? </text:p>
        </text:list-item>
        <text:list-item>
          <text:p text:style-name="P2"><text:span text:style-name="Strong_20_Emphasis">Welche wissenschaftlichen Standards wurden für die Ortsbeschreibungen festgelegt?</text:span><text:line-break/>– Quellenkritik<text:line-break/>– Mindesttiefe<text:line-break/>– Vermeidung von Interpretationen </text:p>
        </text:list-item>
        <text:list-item>
          <text:p text:style-name="P2">Wie wurde das Typensystem (Dorf, Hof, Mühle, Burg, Wüstung, Fabrik, etc.) entwickelt? </text:p>
        </text:list-item>
        <text:list-item>
          <text:p text:style-name="P2"><text:span text:style-name="Strong_20_Emphasis">Wie wird entschieden, wenn ein Ort mehrere Rollen hat?</text:span> (z. B. Burg + später Dorf) </text:p>
        </text:list-item>
        <text:list-item>
          <text:p text:style-name="P2"><text:span text:style-name="Strong_20_Emphasis">Wie geht man mit Mehrdeutigkeiten um?</text:span> (gleichnamige Orte, verschobene Siedlungen) </text:p>
        </text:list-item>
        <text:list-item>
          <text:p text:style-name="P5">Was ist Hauptquelle?</text:p>
          <text:list>
            <text:list-item>
              <text:p text:style-name="P5">Wie Daten übernommen? Qualitativ ?</text:p>
            </text:list-item>
          </text:list>
        </text:list-item>
        <text:list-item>
          <text:p text:style-name="P7">ID ist ja selber erstellt. Von Ihnen oder Aumann alleine oder Zusammen ?</text:p>
        </text:list-item>
        <text:list-item>
          <text:p text:style-name="P8">Warum diese Hierachie ?:</text:p>
          <text:list>
            <text:list-item>
              <text:p text:style-name="P6">aufbau / suche: - Region: mittel, ost, süd, nordhessen + rhein main gebiet - Landkreise - Gemeinde dann noch ortstyp: - wüstung - dorf - Mühle - hof - siedlung - gehöftgruppe -sonstiges - burg - unbekannt -gewerbesiedlung - forsthaus -Haus -stadt -gasthaus -schloss -gemeinde -jagdhaus -bahnwärterhaus -bahnhof -bergwerk -kapelle - fabrik -ziegelei -Kloster - Römerkastel -sonstiges </text:p>
            </text:list-item>
          </text:list>
        </text:list-item>
      </text:list>
      <text:p text:style-name="P1"/>
      <text:list xml:id="list2586981228" text:style-name="L2">
        <text:list-item>
          <text:p text:style-name="P4">- <text:span text:style-name="T2">von Vorarbeiten aus 19. Jh / 1920er:</text:span></text:p>
        </text:list-item>
        <text:list-item>
          <text:p text:style-name="P4">- <text:span text:style-name="T2">Hessisches Ortslexikon</text:span></text:p>
        </text:list-item>
        <text:list-item>
          <text:p text:style-name="P4"><text:s/><text:span text:style-name="T2">heute Aktuellen Orte</text:span></text:p>
        </text:list-item>
        <text:list-item>
          <text:p text:style-name="P4"><text:span text:style-name="T2">Ausgangspunkt: 1961</text:span></text:p>
          <text:list>
            <text:list-item>
              <text:p text:style-name="P4"><text:span text:style-name="T2">Gemarkung vo 1961</text:span></text:p>
            </text:list-item>
            <text:list-item>
              <text:p text:style-name="P4"><text:span text:style-name="T2">alle Siedlungsplätze sind da verzeichnis</text:span></text:p>
            </text:list-item>
          </text:list>
        </text:list-item>
        <text:list-item>
          <text:p text:style-name="P9">Klarer Schnitt mit 1970er Reform</text:p>
          <text:list>
            <text:list-item>
              <text:p text:style-name="P9">Eingemeindungen</text:p>
            </text:list-item>
          </text:list>
        </text:list-item>
        <text:list-item>
          <text:p text:style-name="P9">technisch: Siedlungsplätze</text:p>
        </text:list-item>
        <text:list-item>
          <text:p text:style-name="P9">alte orte haben auch ID</text:p>
        </text:list-item>
        <text:list-item>
          <text:p text:style-name="P9">Ortslexikon:</text:p>
          <text:list>
            <text:list-item>
              <text:p text:style-name="P9">alle Siedlungsplätze mit Siedlungsnamen </text:p>
            </text:list-item>
            <text:list-item>
              <text:p text:style-name="P9">in Siedlungsentwicklungen kommen die Archäologischen Funde (vielleicht eigenes Feld)</text:p>
            </text:list-item>
          </text:list>
        </text:list-item>
        <text:list-item>
          <text:p text:style-name="P10">Unterscheidung Körperschaft und dem geografischen Platz der Namen hat</text:p>
        </text:list-item>
        <text:list-item>
          <text:p text:style-name="P10">Flughäfen und andere Gebäude außerhalb der „Dorf Grenzen“</text:p>
        </text:list-item>
        <text:list-item>
          <text:p text:style-name="P4">- <text:span text:style-name="T1">5 PersonenLandeseinrichtung</text:span></text:p>
        </text:list-item>
      </text:list>
      <text:p text:style-name="P1">- <text:span text:style-name="T1">Neidersachsen = selbstfindungsprozess</text:span></text:p>
      <text:p text:style-name="P1"/>
      <text:p text:style-name="P11">Frage der Suche:</text:p>
      <text:p text:style-name="P11">- kombinierte Suchen / erweiterte Suchen</text:p>
      <text:p text:style-name="P11">- Grundherren, Pantrozinium, Welches Jahrhundert</text:p>
      <text:p text:style-name="P11"><text:soft-page-break/>- jede kleine Einheit hat ein Ort</text:p>
      <text:p text:style-name="P11">- qualitative Arbeit, jeder Ort muss selber gemacht werden</text:p>
      <text:p text:style-name="P11">- <text:span text:style-name="T3">wichtig ist die Lagebeschreibung</text:span></text:p>
      <text:p text:style-name="P11">- <text:span text:style-name="T3">Wikipedia hat jeden ort von Lagis automatisiert werden</text:span></text:p>
      <text:list xml:id="list1916621945" text:style-name="L3">
        <text:list-item>
          <text:p text:style-name="P13"><text:span text:style-name="T4">Karten :</text:span></text:p>
          <text:list>
            <text:list-item>
              <text:p text:style-name="P14">alle Karten 19jh </text:p>
            </text:list-item>
            <text:list-item>
              <text:p text:style-name="P14">Landesvermessungsamt stellt zur verfügung die Wüstungen</text:p>
            </text:list-item>
          </text:list>
        </text:list-item>
        <text:list-item>
          <text:p text:style-name="P15">Neue Funktionalitäten müssen aufgezeigt werden für das Ministerium </text:p>
        </text:list-item>
        <text:list-item>
          <text:p text:style-name="P16">Geschichtsvereine Interessenten</text:p>
        </text:list-item>
        <text:list-item>
          <text:p text:style-name="P16">Klöster als eigenes Modul</text:p>
          <text:list>
            <text:list-item>
              <text:p text:style-name="P16">mit Ortslexikon verknüpft</text:p>
            </text:list-item>
          </text:list>
        </text:list-item>
        <text:list-item>
          <text:p text:style-name="P17">ID Landkreis, Regierungsbezirk, alte Gemarkung, Klöster</text:p>
          <text:list>
            <text:list-item>
              <text:p text:style-name="P17">Frage über Übernahme: Landesamt Übernahme von Gemarkung</text:p>
            </text:list-item>
            <text:list-item>
              <text:p text:style-name="P17">nach Landkreise sortiert</text:p>
              <text:list>
                <text:list-item>
                  <text:p text:style-name="P17">Problem der Altkreise (vor 1961)</text:p>
                </text:list-item>
                <text:list-item>
                  <text:p text:style-name="P17"/>
                </text:list-item>
              </text:list>
            </text:list-item>
          </text:list>
        </text:list-item>
        <text:list-item>
          <text:p text:style-name="P18">Herr Vogt / Herr Voigt</text:p>
          <text:list>
            <text:list-item>
              <text:p text:style-name="P18">Niedersachsen</text:p>
            </text:list-item>
          </text:list>
        </text:list-item>
        <text:list-item>
          <text:p text:style-name="P19">Verbindung Landesdenkmalpflege in Hessen</text:p>
          <text:list>
            <text:list-item>
              <text:p text:style-name="P19">noch nicht abgerufen</text:p>
            </text:list-item>
            <text:list-item>
              <text:p text:style-name="P19">Fehler = Semi Profissionell </text:p>
            </text:list-item>
          </text:list>
        </text:list-item>
        <text:list-item>
          <text:p text:style-name="P19">Austausch aller Historisches Ortslexikon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1-24T15:40:04.457000000</dc:date>
    <meta:editing-duration>PT52M25S</meta:editing-duration>
    <meta:editing-cycles>9</meta:editing-cycles>
    <meta:generator>LibreOffice/7.3.0.3$Windows_X86_64 LibreOffice_project/0f246aa12d0eee4a0f7adcefbf7c878fc2238db3</meta:generator>
    <meta:document-statistic meta:table-count="0" meta:image-count="0" meta:object-count="0" meta:page-count="2" meta:paragraph-count="57" meta:word-count="446" meta:character-count="3019" meta:non-whitespace-character-count="2656"/>
  </office:meta>
</office:document-meta>
</file>